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Neue" svg:font-family="HelveticaNeue" style:font-family-generic="roman" style:font-pitch="variable"/>
    <style:font-face style:name="HelveticaNeue-Bold" svg:font-family="HelveticaNeue-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loext:opacity="0%" style:font-name="HelveticaNeue" fo:font-size="13pt" fo:font-weight="normal" style:font-size-asian="13pt" style:font-weight-asian="normal"/>
    </style:style>
    <style:style style:name="P2" style:family="paragraph" style:parent-style-name="Standard" style:list-style-name="WWNum1">
      <style:paragraph-properties fo:margin-left="0cm" fo:text-indent="0cm" style:auto-text-indent="false"/>
      <style:text-properties style:use-window-font-color="true" loext:opacity="0%" style:font-name="HelveticaNeue" fo:font-size="13pt" fo:font-weight="normal" style:font-size-asian="13pt" style:font-weight-asian="normal"/>
    </style:style>
    <style:style style:name="P3" style:family="paragraph" style:parent-style-name="Standard" style:list-style-name="WWNum2">
      <style:paragraph-properties fo:margin-left="0cm" fo:text-indent="0cm" style:auto-text-indent="false"/>
      <style:text-properties style:use-window-font-color="true" loext:opacity="0%" style:font-name="HelveticaNeue" fo:font-size="13pt" fo:font-weight="normal" style:font-size-asian="13pt" style:font-weight-asian="normal"/>
    </style:style>
    <style:style style:name="P4" style:family="paragraph" style:parent-style-name="Standard">
      <style:text-properties style:use-window-font-color="true" loext:opacity="0%" style:font-name="HelveticaNeue" fo:font-size="13pt" fo:font-weight="normal" officeooo:rsid="0002942c" officeooo:paragraph-rsid="0002942c" style:font-size-asian="13pt" style:font-weight-asian="normal"/>
    </style:style>
    <style:style style:name="P5" style:family="paragraph" style:parent-style-name="Standard" style:list-style-name="WWNum1">
      <style:paragraph-properties fo:margin-left="0cm" fo:text-indent="0cm" style:auto-text-indent="false"/>
    </style:style>
    <style:style style:name="P6" style:family="paragraph" style:parent-style-name="Standard" style:list-style-name="WWNum2">
      <style:paragraph-properties fo:margin-left="0cm" fo:text-indent="0cm" style:auto-text-indent="false"/>
    </style:style>
    <style:style style:name="T1" style:family="text">
      <style:text-properties style:use-window-font-color="true" loext:opacity="0%" style:font-name="HelveticaNeue-Bold" fo:font-size="20pt" fo:font-weight="bold" style:font-size-asian="20pt" style:font-weight-asian="bold"/>
    </style:style>
    <style:style style:name="T2" style:family="text">
      <style:text-properties style:use-window-font-color="true" loext:opacity="0%" style:font-name="HelveticaNeue" fo:font-size="13pt" fo:font-weight="normal" style:font-size-asian="13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Risposte QWEN 3.5-GPToss120</text:span><text:span text:style-name="T1"/></text:p>
      <text:p text:style-name="P1" loext:marker-style-name="T2"/>
      <text:p text:style-name="Standard" loext:marker-style-name="T2"><text:span text:style-name="T2">1)Message 132: MA Request</text:span><text:span text:style-name="T2"/></text:p>
      <text:p text:style-name="P1" loext:marker-style-name="T2"/>
      <text:p text:style-name="P1" loext:marker-style-name="T2"/>
      <text:p text:style-name="Standard" loext:marker-style-name="T2"><text:span text:style-name="T2">2) Risposta Generata:</text:span><text:span text:style-name="T2"/></text:p>
      <text:p text:style-name="Standard" loext:marker-style-name="T2"><text:span text:style-name="T2">I messaggi Euroradio che utilizzano il pacchetto relativo alla Movement Authority sono:</text:span><text:span text:style-name="T2"/></text:p>
      <text:p text:style-name="P1" loext:marker-style-name="T2"/>
      <text:p text:style-name="Standard" loext:marker-style-name="T2"><text:span text:style-name="T2">1. **Message 3: Movement Authority** - Packet 15 (Level 2/3 Movement Authority)</text:span><text:span text:style-name="T2"/></text:p>
      <text:p text:style-name="Standard" loext:marker-style-name="T2"><text:span text:style-name="T2">2. **Message 9: Request to Shorten MA** - Packet 15 (Level 2/3 Movement Authority)</text:span><text:span text:style-name="T2"/></text:p>
      <text:p text:style-name="Standard" loext:marker-style-name="T2"><text:span text:style-name="T2">3. **Message 33: MA with Shifted Location Reference** - Packet 15 (Level 2/3 Movement Authority)</text:span><text:span text:style-name="T2"/></text:p>
      <text:p text:style-name="Standard" loext:marker-style-name="T2"><text:span text:style-name="T2">4. **Message 37: Infill MA** - Packet 12 (Level 1 Movement Authority)</text:span><text:span text:style-name="T2"/></text:p>
      <text:p text:style-name="P1" loext:marker-style-name="T2"/>
      <text:p text:style-name="Standard" loext:marker-style-name="T2"><text:span text:style-name="T2">Tutti questi messaggi sono messaggi radio Track-to-Train (da terra a treno) definiti nella sezione 8.7, che copre le comunicazioni Euroradio dal lato terra al treno. I pacchetti 12 e 15 contengono rispettivamente l'autorizzazione al movimento di Livello 1 e di Livello 2/3.</text:span><text:span text:style-name="T2"/></text:p>
      <text:p text:style-name="P1" loext:marker-style-name="T2"/>
      <text:p text:style-name="Standard" loext:marker-style-name="T2"><text:span text:style-name="T2">3)Il messaggio 132 (MA Request) utilizza i seguenti pacchetti: Packet 0 o 1 (obbligatorio), e opzionalmente Packet 9 (Level 2/3 transition information)</text:span><text:span text:style-name="T2"/></text:p>
      <text:p text:style-name="P1" loext:marker-style-name="T2"/>
      <text:p text:style-name="Standard" loext:marker-style-name="T2"><text:span text:style-name="T2">4)Risposta Generata:</text:span><text:span text:style-name="T2"/></text:p>
      <text:list text:style-name="WWNum1">
        <text:list-item>
          <text:p text:style-name="P5" loext:marker-style-name="T2"><text:span text:style-name="T2">Un messaggio di Request for Shunting (Message 130) è composto dai seguenti campi:</text:span><text:span text:style-name="T2"/></text:p>
        </text:list-item>
        <text:list-item>
          <text:p text:style-name="P2" loext:marker-style-name="T2"/>
        </text:list-item>
        <text:list-item>
          <text:p text:style-name="P5" loext:marker-style-name="T2"><text:span text:style-name="T2">1. **NID_MESSAGE** - Numero di identificazione del messaggio</text:span><text:span text:style-name="T2"/></text:p>
        </text:list-item>
        <text:list-item>
          <text:p text:style-name="P5" loext:marker-style-name="T2"><text:span text:style-name="T2">2. **L_MESSAGE** - Lunghezza del messaggio (incluso tutto dal campo 1 al padding)</text:span><text:span text:style-name="T2"/></text:p>
        </text:list-item>
        <text:list-item>
          <text:p text:style-name="P5" loext:marker-style-name="T2"><text:span text:style-name="T2">3. **T_TRAIN** - Time Stamp dal treno (vedi capitolo 3 - Data Consistency)</text:span><text:span text:style-name="T2"/></text:p>
        </text:list-item>
        <text:list-item>
          <text:p text:style-name="P5" loext:marker-style-name="T2"><text:span text:style-name="T2">4. **NID_ENGINE** - Identità del treno</text:span><text:span text:style-name="T2"/></text:p>
        </text:list-item>
        <text:list-item>
          <text:p text:style-name="P5" loext:marker-style-name="T2"><text:span text:style-name="T2">5. **Packet 0 o 1** - Pacchetto di report di posizione (tipo 0 - Position report, o tipo 1 - Position report basato su due gruppi di balise)</text:span><text:span text:style-name="T2"/></text:p>
        </text:list-item>
        <text:list-item>
          <text:p text:style-name="P2" loext:marker-style-name="T2"/>
        </text:list-item>
        <text:list-item>
          <text:p text:style-name="P5" loext:marker-style-name="T2"><text:soft-page-break/><text:span text:style-name="T2">Questo è un messaggio radio da treno a terra (Train to Track) trasmesso all'RBC con priorità normale (N).</text:span><text:span text:style-name="T2"/></text:p>
        </text:list-item>
      </text:list>
      <text:p text:style-name="P1" loext:marker-style-name="T2"/>
      <text:p text:style-name="Standard" loext:marker-style-name="T2"><text:span text:style-name="T2">5)In un messaggio Euroradio, la lunghezza del messaggio è identificata dalla variabile L_MESSAGE, che è il secondo campo nell'intestazione del messaggio (dopo NID_MESSAGE). </text:span><text:span text:style-name="T2"/></text:p>
      <text:p text:style-name="P1" loext:marker-style-name="T2"/>
      <text:p text:style-name="Standard" loext:marker-style-name="T2"><text:span text:style-name="T2">6)I messaggi che utilizzano il pacchetto 15 sono: Message 3 (Movement Authority), Message 9 (Request to Shorten MA), e Message 33 (MA with Shifted Location Reference). Tutti e tre i messaggi contengono il campo 'Level 2/3 Movement Authority' che utilizza il Packet 15.</text:span><text:span text:style-name="T2"/></text:p>
      <text:p text:style-name="P1" loext:marker-style-name="T2"/>
      <text:p text:style-name="Standard" loext:marker-style-name="T2"><text:span text:style-name="T2">7)La rappresentazione formale in sintassi BNF di un messaggio inviato da un balise group è:</text:span><text:span text:style-name="T2"/></text:p>
      <text:p text:style-name="P1" loext:marker-style-name="T2"/>
      <text:p text:style-name="Standard" loext:marker-style-name="T2"><text:span text:style-name="T2">BALISE_GROUP_MESSAGE ::= TELEGRAM_SEQUENCE</text:span><text:span text:style-name="T2"/></text:p>
      <text:p text:style-name="Standard" loext:marker-style-name="T2"><text:span text:style-name="T2">TELEGRAM_SEQUENCE ::= TELEGRAM | TELEGRAM TELEGRAM_SEQUENCE</text:span><text:span text:style-name="T2"/></text:p>
      <text:p text:style-name="Standard" loext:marker-style-name="T2"><text:span text:style-name="T2">TELEGRAM ::= PREAMBLE | USER_PACKETS | CHECKSUM</text:span><text:span text:style-name="T2"/></text:p>
      <text:p text:style-name="Standard" loext:marker-style-name="T2"><text:span text:style-name="T2">PREAMBLE ::= '1111111101011'</text:span><text:span text:style-name="T2"/></text:p>
      <text:p text:style-name="Standard" loext:marker-style-name="T2"><text:span text:style-name="T2">USER_PACKETS ::= PACKET+</text:span><text:span text:style-name="T2"/></text:p>
      <text:p text:style-name="Standard" loext:marker-style-name="T2"><text:span text:style-name="T2">PACKET ::= PACKET_HEADER | PACKET_DATA</text:span><text:span text:style-name="T2"/></text:p>
      <text:p text:style-name="Standard" loext:marker-style-name="T2"><text:span text:style-name="T2">PACKET_HEADER ::= PACKET_ID | LENGTH</text:span><text:span text:style-name="T2"/></text:p>
      <text:p text:style-name="Standard" loext:marker-style-name="T2"><text:span text:style-name="T2">PACKET_DATA ::= BIT_STRING</text:span><text:span text:style-name="T2"/></text:p>
      <text:p text:style-name="Standard" loext:marker-style-name="T2"><text:span text:style-name="T2">CHECKSUM ::= CRC_16</text:span><text:span text:style-name="T2"/></text:p>
      <text:p text:style-name="P1" loext:marker-style-name="T2"/>
      <text:p text:style-name="Standard" loext:marker-style-name="T2"><text:span text:style-name="T2">Note aggiuntive:</text:span><text:span text:style-name="T2"/></text:p>
      <text:p text:style-name="Standard" loext:marker-style-name="T2"><text:span text:style-name="T2">- Minimo 1 telegramma per balise group</text:span><text:span text:style-name="T2"/></text:p>
      <text:p text:style-name="Standard" loext:marker-style-name="T2"><text:span text:style-name="T2">- Massimo 8 telegrammi per balise group</text:span><text:span text:style-name="T2"/></text:p>
      <text:p text:style-name="Standard" loext:marker-style-name="T2"><text:span text:style-name="T2">- Ogni telegramma è di 1023 bit</text:span><text:span text:style-name="T2"/></text:p>
      <text:p text:style-name="P1" loext:marker-style-name="T2"/>
      <text:p text:style-name="Standard" loext:marker-style-name="T2"><text:span text:style-name="T2">8)================================================================================</text:span><text:span text:style-name="T2"/></text:p>
      <text:p text:style-name="Standard" loext:marker-style-name="T2"><text:span text:style-name="T2">RAPPRESENTAZIONE FORMALE MESSAGGI EURORADIO/EUROLOOP (BNF-style)</text:span><text:span text:style-name="T2"/></text:p>
      <text:p text:style-name="Standard" loext:marker-style-name="T2"><text:span text:style-name="T2">================================================================================</text:span><text:span text:style-name="T2"/></text:p>
      <text:p text:style-name="P1" loext:marker-style-name="T2"/>
      <text:p text:style-name="Standard" loext:marker-style-name="T2"><text:span text:style-name="T2">&lt; Euroradio_Message &gt; ::= &lt; Message_Header &gt; [ &lt; Variables &gt; ] &lt; Packet_Sequence &gt;</text:span><text:span text:style-name="T2"/></text:p>
      <text:p text:style-name="P1" loext:marker-style-name="T2"><text:soft-page-break/></text:p>
      <text:p text:style-name="Standard" loext:marker-style-name="T2"><text:span text:style-name="T2">&lt; Euroloop_Message &gt; ::= &lt; Message_Header &gt; &lt; Packet_Sequence &gt;</text:span><text:span text:style-name="T2"/></text:p>
      <text:p text:style-name="P1" loext:marker-style-name="T2"/>
      <text:p text:style-name="Standard" loext:marker-style-name="T2"><text:span text:style-name="T2">&lt; Message_Header &gt; ::= NID_MESSAGE L_MESSAGE [ &lt; Common_Variables &gt; ]</text:span><text:span text:style-name="T2"/></text:p>
      <text:p text:style-name="P1" loext:marker-style-name="T2"/>
      <text:p text:style-name="Standard" loext:marker-style-name="T2"><text:span text:style-name="T2">&lt; Common_Variables &gt; ::= T_TRAIN NID_ENGINE [ NID_STM ]</text:span><text:span text:style-name="T2"/></text:p>
      <text:p text:style-name="P1" loext:marker-style-name="T2"/>
      <text:p text:style-name="Standard" loext:marker-style-name="T2"><text:span text:style-name="T2">&lt; Packet_Sequence &gt; ::= &lt; Packet &gt; { &lt; Packet &gt; } [ &lt; Optional_Packets &gt; ]</text:span><text:span text:style-name="T2"/></text:p>
      <text:p text:style-name="P1" loext:marker-style-name="T2"/>
      <text:p text:style-name="Standard" loext:marker-style-name="T2"><text:span text:style-name="T2">&lt; Packet &gt; ::= L_PACKET NID_PACKET &lt; Packet_Data &gt;</text:span><text:span text:style-name="T2"/></text:p>
      <text:p text:style-name="P1" loext:marker-style-name="T2"/>
      <text:p text:style-name="Standard" loext:marker-style-name="T2"><text:span text:style-name="T2">&lt; Variable &gt; ::= &lt; Variable_Name &gt; &lt; Variable_Value &gt;</text:span><text:span text:style-name="T2"/></text:p>
      <text:p text:style-name="P1" loext:marker-style-name="T2"/>
      <text:p text:style-name="Standard" loext:marker-style-name="T2"><text:span text:style-name="T2">================================================================================</text:span><text:span text:style-name="T2"/></text:p>
      <text:p text:style-name="Standard" loext:marker-style-name="T2"><text:span text:style-name="T2">DEFINIZIONI CAMPI (dal contesto):</text:span><text:span text:style-name="T2"/></text:p>
      <text:p text:style-name="Standard" loext:marker-style-name="T2"><text:span text:style-name="T2">================================================================================</text:span><text:span text:style-name="T2"/></text:p>
      <text:p text:style-name="P1" loext:marker-style-name="T2"/>
      <text:p text:style-name="Standard" loext:marker-style-name="T2"><text:span text:style-name="T2">NID_MESSAGE        : Message Identification Number (8 bit)</text:span><text:span text:style-name="T2"/></text:p>
      <text:p text:style-name="Standard" loext:marker-style-name="T2"><text:span text:style-name="T2">L_MESSAGE            : Length of message in bytes, including header, variables, packets</text:span><text:span text:style-name="T2"/></text:p>
      <text:p text:style-name="Standard" loext:marker-style-name="T2"><text:span text:style-name="T2">T_TRAIN                : Time Stamp from Train/RBC</text:span><text:span text:style-name="T2"/></text:p>
      <text:p text:style-name="Standard" loext:marker-style-name="T2"><text:span text:style-name="T2">NID_ENGINE          : Identity of the train</text:span><text:span text:style-name="T2"/></text:p>
      <text:p text:style-name="Standard" loext:marker-style-name="T2"><text:span text:style-name="T2">NID_STM                : STM Identity (per messaggi STM - 6.1.4.7)</text:span><text:span text:style-name="T2"/></text:p>
      <text:p text:style-name="Standard" loext:marker-style-name="T2"><text:span text:style-name="T2">L_PACKET              : Length of packet in bits (13 bit)</text:span><text:span text:style-name="T2"/></text:p>
      <text:p text:style-name="Standard" loext:marker-style-name="T2"><text:span text:style-name="T2">NID_PACKET          : Packet Identification Number (8 bit)</text:span><text:span text:style-name="T2"/></text:p>
      <text:p text:style-name="P1" loext:marker-style-name="T2"/>
      <text:p text:style-name="Standard" loext:marker-style-name="T2"><text:span text:style-name="T2">================================================================================</text:span><text:span text:style-name="T2"/></text:p>
      <text:p text:style-name="Standard" loext:marker-style-name="T2"><text:span text:style-name="T2">ESEMPI SPECIFICI (da Table 8.x nel contesto):</text:span><text:span text:style-name="T2"/></text:p>
      <text:p text:style-name="Standard" loext:marker-style-name="T2"><text:span text:style-name="T2">================================================================================</text:span><text:span text:style-name="T2"/></text:p>
      <text:p text:style-name="P1" loext:marker-style-name="T2"/>
      <text:p text:style-name="Standard" loext:marker-style-name="T2"><text:span text:style-name="T2">Message 132 (MA Request):</text:span><text:span text:style-name="T2"/></text:p>
      <text:p text:style-name="Standard" loext:marker-style-name="T2"><text:span text:style-name="T2">    &lt; MA_Request &gt; ::= NID_MESSAGE L_MESSAGE T_TRAIN NID_ENGINE Q_TRACKDEL </text:span><text:span text:style-name="T2"/></text:p>
      <text:p text:style-name="Standard" loext:marker-style-name="T2"><text:span text:style-name="T2">                                          (Packet_0 | Packet_1) [ &lt; Optional_Packets &gt; ]</text:span><text:span text:style-name="T2"/></text:p>
      <text:p text:style-name="P1" loext:marker-style-name="T2"><text:soft-page-break/></text:p>
      <text:p text:style-name="Standard" loext:marker-style-name="T2"><text:span text:style-name="T2">Message 159 (Session Established):</text:span><text:span text:style-name="T2"/></text:p>
      <text:p text:style-name="Standard" loext:marker-style-name="T2"><text:span text:style-name="T2">    &lt; Session_Established &gt; ::= NID_MESSAGE L_MESSAGE T_TRAIN NID_ENGINE Packet_3</text:span><text:span text:style-name="T2"/></text:p>
      <text:p text:style-name="P1" loext:marker-style-name="T2"/>
      <text:p text:style-name="Standard" loext:marker-style-name="T2"><text:span text:style-name="T2">Message 15 (Conditional Emergency Stop):</text:span><text:span text:style-name="T2"/></text:p>
      <text:p text:style-name="Standard" loext:marker-style-name="T2"><text:span text:style-name="T2">    &lt; Cond_Emergency_Stop &gt; ::= NID_MESSAGE L_MESSAGE T_TRAIN M_ACK NID_LRBG </text:span><text:span text:style-name="T2"/></text:p>
      <text:p text:style-name="Standard" loext:marker-style-name="T2"><text:span text:style-name="T2">                                                            NID_EM Q_SCALE Q_DIR D_EMERGENCYSTOP</text:span><text:span text:style-name="T2"/></text:p>
      <text:p text:style-name="P1" loext:marker-style-name="T2"/>
      <text:p text:style-name="Standard" loext:marker-style-name="T2"><text:span text:style-name="T2">================================================================================</text:span><text:span text:style-name="T2"/></text:p>
      <text:p text:style-name="Standard" loext:marker-style-name="T2"><text:span text:style-name="T2">RIFERIMENTI NEL DOCUMENTO:</text:span><text:span text:style-name="T2"/></text:p>
      <text:p text:style-name="Standard" loext:marker-style-name="T2"><text:span text:style-name="T2">================================================================================</text:span><text:span text:style-name="T2"/></text:p>
      <text:p text:style-name="P1" loext:marker-style-name="T2"/>
      <text:p text:style-name="Standard" loext:marker-style-name="T2"><text:span text:style-name="T2">- 8.3.2.4: 'A Euroradio message contains one header and an identified and </text:span><text:span text:style-name="T2"/></text:p>
      <text:p text:style-name="Standard" loext:marker-style-name="T2"><text:span text:style-name="T2">                      coherent set of variables (if needed) and Packets'</text:span><text:span text:style-name="T2"/></text:p>
      <text:p text:style-name="Standard" loext:marker-style-name="T2"><text:span text:style-name="T2">- 8.3.2.5: 'A Euroloop message contains one header and an identified and </text:span><text:span text:style-name="T2"/></text:p>
      <text:p text:style-name="Standard" loext:marker-style-name="T2"><text:span text:style-name="T2">                      coherent set of Packets'</text:span><text:span text:style-name="T2"/></text:p>
      <text:p text:style-name="Standard" loext:marker-style-name="T2"><text:span text:style-name="T2">- 8.4.4.3: 'The messages shall be composed of predefined variables and packets'</text:span><text:span text:style-name="T2"/></text:p>
      <text:p text:style-name="Standard" loext:marker-style-name="T2"><text:span text:style-name="T2">- 6.1.4.6: 'The message header shall be composed of the NID_STM and the L_MESSAGE'</text:span><text:span text:style-name="T2"/></text:p>
      <text:p text:style-name="Standard" loext:marker-style-name="T2"><text:span text:style-name="T2">- Chapter 7: ERTMS/ETCS Language (SUBSET-026)</text:span><text:span text:style-name="T2"/></text:p>
      <text:p text:style-name="Standard" loext:marker-style-name="T2"><text:span text:style-name="T2">- Chapter 8: Messages</text:span><text:span text:style-name="T2"/></text:p>
      <text:p text:style-name="P1" loext:marker-style-name="T2"/>
      <text:p text:style-name="Standard" loext:marker-style-name="T2"><text:span text:style-name="T2">NOTA: Questo documento non contiene notazione BNF esplicita (::=). </text:span><text:span text:style-name="T2"/></text:p>
      <text:p text:style-name="Standard" loext:marker-style-name="T2"><text:span text:style-name="T2">La rappresentazione sopra è derivata dalle descrizioni testuali e tabelle </text:span><text:span text:style-name="T2"/></text:p>
      <text:p text:style-name="Standard" loext:marker-style-name="T2"><text:span text:style-name="T2">presenti nel contesto (sezioni 7.3, 8.3.2, 8.4.4, Table 8.x).</text:span><text:span text:style-name="T2"/></text:p>
      <text:p text:style-name="P1" loext:marker-style-name="T2"/>
      <text:p text:style-name="Standard" loext:marker-style-name="T2"><text:span text:style-name="T2">9)Solo i messaggi di emergenza (Emergency Messages), inclusi i messaggi di Emergency Stop, possono essere definiti a priorità alta nei messaggi EuroRadio. Tutti gli altri messaggi devono essere inviati a priorità normale.</text:span><text:span text:style-name="T2"/></text:p>
      <text:p text:style-name="P1" loext:marker-style-name="T2"/>
      <text:p text:style-name="Standard" loext:marker-style-name="T2"><text:span text:style-name="T2">10)Risposta Generata:</text:span><text:span text:style-name="T2"/></text:p>
      <text:list text:style-name="WWNum2">
        <text:list-item>
          <text:p text:style-name="P6" loext:marker-style-name="T2"><text:span text:style-name="T2">Il messaggio 136 (Train Position Report) utilizza i seguenti pacchetti:</text:span><text:span text:style-name="T2"/></text:p>
        </text:list-item>
        <text:list-item>
          <text:p text:style-name="P3" loext:marker-style-name="T2"/>
        </text:list-item>
        <text:list-item>
          <text:p text:style-name="P6" loext:marker-style-name="T2"><text:soft-page-break/><text:span text:style-name="T2">**Pacchetto obbligatorio:**</text:span><text:span text:style-name="T2"/></text:p>
        </text:list-item>
        <text:list-item>
          <text:p text:style-name="P6" loext:marker-style-name="T2"><text:span text:style-name="T2">- Packet 0 o 1 (Position Report)</text:span><text:span text:style-name="T2"/></text:p>
        </text:list-item>
        <text:list-item>
          <text:p text:style-name="P3" loext:marker-style-name="T2"/>
        </text:list-item>
        <text:list-item>
          <text:p text:style-name="P6" loext:marker-style-name="T2"><text:span text:style-name="T2">**Pacchetti opzionali:**</text:span><text:span text:style-name="T2"/></text:p>
        </text:list-item>
        <text:list-item>
          <text:p text:style-name="P6" loext:marker-style-name="T2"><text:span text:style-name="T2">- Packet 4 (Error Reporting)</text:span><text:span text:style-name="T2"/></text:p>
        </text:list-item>
        <text:list-item>
          <text:p text:style-name="P6" loext:marker-style-name="T2"><text:span text:style-name="T2">- Packet 44 (Data used by applications outside the ERTMS/ETCS system)</text:span><text:span text:style-name="T2"/></text:p>
        </text:list-item>
      </text:list>
      <text:p text:style-name="P1" loext:marker-style-name="T2"/>
      <text:p text:style-name="Standard" loext:marker-style-name="T2"><text:span text:style-name="T2">11)9 bit</text:span><text:span text:style-name="T2"/></text:p>
      <text:p text:style-name="P1" loext:marker-style-name="T2"/>
      <text:p text:style-name="P4" loext:marker-style-name="T2">12) La variabile NID_NTC è presente quando M_LEVELTEXTDISPLAY = (NTC). Questo è specificato nella Tabella 7.4.2.23 (Packet Number 72: Packet for sending plain text messages) nel documento di specifica ERTMS/ETCS. NID_NTC appare due volte nella struttura del packet - una nella sezione 'Start condition' e una nella sezione 'End condition', entrambe con la stessa condizione che viene inclusa solo quando la variabile M_LEVELTEXTDISPLAY è uguale a NTC.</text:p>
      <text:p text:style-name="P4" loext:marker-style-name="T2"/>
      <text:p text:style-name="P4" loext:marker-style-name="T2">13) I valori che possono essere assegnati alla variabile NID_XUSER sono numeri da 0 a 511 (9 bit). I valori devono essere assegnati secondo la sezione 7.3.1.3, che richiede una gestione centralizzata per garantire l'unicità. Un valore specifico menzionato nel documento è NID_XUSER = 102 per le funzioni del sistema nazionale (National System functions).</text:p>
      <text:p text:style-name="P4" loext:marker-style-name="T2"/>
      <text:p text:style-name="P4" loext:marker-style-name="T2">14)A seguito della procedura S12, la variabile Train Data viene aggiornata allo stato 'Valid' (Valido). Secondo la documentazione: 1) La procedura S12 richiede all'equipaggiamento di bordo ERTMS/ETCS di chiedere al conducente di inserire/rivalidare i Train Data che richiedono validazione del conducente. 2) Una volta che i Train Data sono memorizzati e validati (evento E16), il processo prosegue a D12. 3) Nella tabella degli stati delle variabili di bordo, la riga 'Following S12: Driver has (re-) validated Train Data' mostra un marchio () nella colonna corrispondente a Train Data, indicando che i dati sono stati validati. 4) Dopo S12, se il numero di corsa del treno è valido, il processo prosegue a D10; se è 'unknown' o 'invalid', il processo va a S13 per inserire/rivalidare il numero di corsa del treno.</text:p>
      <text:p text:style-name="P4" loext:marker-style-name="T2"/>
      <text:p text:style-name="P4" loext:marker-style-name="T2">15)La differenza tra profili dati continui e discontinui è documentata nella sezione 3.6.3.2 delle specifiche ERTMS/ETCS:\n\n**PROFILI CONTINUI:**\n- Il valore(n) è valido per la distanza(n+1)\n- L'ultimo valore trasmesso è <text:soft-page-break/>valido per distanza illimitata (salvo valore speciale \</text:p>
      <text:p text:style-name="P4" loext:marker-style-name="T2"/>
      <text:p text:style-name="P4" loext:marker-style-name="T2">16)La differenza tra 'location data' e 'profile data' è la seguente:**</text:p>
      <text:p text:style-name="P4" loext:marker-style-name="T2"/>
      <text:p text:style-name="P4" loext:marker-style-name="T2">**Location data (Dati di localizzazione):**</text:p>
      <text:p text:style-name="P4" loext:marker-style-name="T2">- Si riferisce solo a una **data posizione specifica** (un punto singolo)</text:p>
      <text:p text:style-name="P4" loext:marker-style-name="T2">- Esempi: ordini di transizione di livello, linking, cambio di sistema di trazione</text:p>
      <text:p text:style-name="P4" loext:marker-style-name="T2">- Viene fornita solo la posizione di inizio</text:p>
      <text:p text:style-name="P4" loext:marker-style-name="T2"/>
      <text:p text:style-name="P4" loext:marker-style-name="T2">**Profile data (Dati di profilo):**</text:p>
      <text:p text:style-name="P4" loext:marker-style-name="T2">- Rimane **valido per una certa distanza** (non solo un punto)</text:p>
      <text:p text:style-name="P4" loext:marker-style-name="T2">- Esempi: SSP (Static Speed Profile), gradiente, area di non-arresto, informazioni sui passaggi a livello</text:p>
      <text:p text:style-name="P4" loext:marker-style-name="T2">- Viene fornita la posizione di inizio e la fine dei dati (o la lunghezza dell'area)</text:p>
      <text:p text:style-name="P4" loext:marker-style-name="T2"/>
      <text:p text:style-name="P4" loext:marker-style-name="T2">**In sintesi:** I 'location data' indicano informazioni relative a un punto specifico lungo il percorso, mentre i 'profile data' descrivono condizioni che si estendono su una distanza/intervallo (con inizio e fine, o con una lunghezza definita).</text:p>
      <text:p text:style-name="P4" loext:marker-style-name="T2"/>
      <text:p text:style-name="P4" loext:marker-style-name="T2">17)Lo scopo del subset SS-058 (SUBSET-058) è specificare il livello applicativo (application layer) per l'FFFIS STM (Form Fit Functional Interface Specification - Specific Transmission Module). In particolare, questo subset definisce i servizi e il protocollo del livello applicativo per l'FFFIS STM, che è un protocollo di comunicazione tra l'STM e l'equipaggiamento di bordo ERTMS/ETCS. La specifica è destinata a essere utilizzata da fornitori di STM, fornitori di equipaggiamento di bordo ERTMS/ETCS e organismi notificati coinvolti nella valutazione di STM e equipaggiamento di bordo ERTMS/ETCS.</text:p>
      <text:p text:style-name="P4" loext:marker-style-name="T2"/>
      <text:p text:style-name="P4" loext:marker-style-name="T2">18)Il pacchetto STM-128 è consentito solo nello stato DA</text:p>
      <text:p text:style-name="P4" loext:marker-style-name="T2"/>
      <text:p text:style-name="P4" loext:marker-style-name="T2">19)No, il pacchetto STM-128 NON è consentito nello stato STM CS (Cold Standby). Secondo la documentazione, il pacchetto STM-128 è consentito solo nello stato DA (Data Available), come indicato nella riga 'Allowed to send in state | DA'. Lo stato Cold Standby (CS) non è incluso tra gli stati in cui è permesso inviare il pacchetto STM-128</text:p>
      <text:p text:style-name="P4" loext:marker-style-name="T2"><text:soft-page-break/></text:p>
      <text:p text:style-name="P4" loext:marker-style-name="T2">20)Il pacchetto STM-23 serve a segnalare la fine e il risultato di una procedura di test (End of Test Procedure). Viene inviato dal modulo STM (Specific Transmission Module) alla funzione di bordo ERTMS/ETCS. Il packet identifier (NID_PACKET) ha valore 23 e può essere inviato negli stati: PO, CO, DE, CS, HS, DA.</text:p>
      <text:p text:style-name="P4" loext:marker-style-name="T2"/>
      <text:p text:style-name="P4" loext:marker-style-name="T2">21)La variabile V_TARGET identifica la 'Target speed' (velocità target)</text:p>
      <text:p text:style-name="P4" loext:marker-style-name="T2"/>
      <text:p text:style-name="P4" loext:marker-style-name="T2">22) Gli stati STM possibili sono 7:</text:p>
      <text:p text:style-name="P4" loext:marker-style-name="T2"/>
      <text:p text:style-name="P4" loext:marker-style-name="T2">1. PO (Power On)</text:p>
      <text:p text:style-name="P4" loext:marker-style-name="T2">2. CO (Configuration)</text:p>
      <text:p text:style-name="P4" loext:marker-style-name="T2">3. DE (Data Entry)</text:p>
      <text:p text:style-name="P4" loext:marker-style-name="T2">4. CS (Cold Standby)</text:p>
      <text:p text:style-name="P4" loext:marker-style-name="T2">5. HS (Hot Standby)</text:p>
      <text:p text:style-name="P4" loext:marker-style-name="T2">6. DA (Data Available)</text:p>
      <text:p text:style-name="P4" loext:marker-style-name="T2">7. FA (Failed)</text:p>
      <text:p text:style-name="P4" loext:marker-style-name="T2"/>
      <text:p text:style-name="P4" loext:marker-style-name="T2">Questi stati sono definiti nella sezione 10.3.2 STM States del documento ERTMS/ETCS System Requirements Specification (SUBSET-026-1).</text:p>
      <text:p text:style-name="P4" loext:marker-style-name="T2"/>
      <text:p text:style-name="P4" loext:marker-style-name="T2">23)Lo stato STM DE (Data Entry) è lo stato in cui l'STM esegue la procedura di inserimento dei Specific NTC Data (dati nazionali specifici). Viene inserito una sola volta all'avvio quando l'STM richiede dati nazionali per operare. In questo stato, il conducente inserisce i dati nazionali necessari attraverso l'interfaccia ERTMS/ETCS. Una volta completata la procedura di inserimento dati, l'STM transita automaticamente allo stato CS (Cold Standby). La transizione a DE avviene dallo stato CO tramite l'ordine ETCS 'Data Entry' o quando l'STM richiede lo stato DE e i dati treno ETCS sono validati.</text:p>
      <text:p text:style-name="P1" loext:marker-style-name="T2"/>
      <text:p text:style-name="Standard" loext:marker-style-name="T2"><text:span text:style-name="T2">24)40 caratteri per i messaggi di testo (text messages). Il documento specifica anche 12 caratteri per le didascalie di pulsanti e indicatori.</text:span><text:span text:style-name="T2"/></text:p>
      <text:p text:style-name="P1" loext:marker-style-name="T2"/>
      <text:p text:style-name="Standard" loext:marker-style-name="T2"><text:span text:style-name="T2">25)Based on the ERTMS/ETCS System Requirements Specification, Full Supervision (FS) mode is the primary ETCS operational mode that guarantees speed protection at level crossings. Limited Supervision (LS) mode may also provide protection when sufficient information is </text:span><text:soft-page-break/><text:span text:style-name="T2">available. Other modes like On Sight (OS), Staff Responsible (SR), and Shunting (SH) typically do not provide full speed protection at level crossings.</text:span><text:span text:style-name="T2"/></text:p>
      <text:p text:style-name="P1" loext:marker-style-name="T2"/>
      <text:p text:style-name="Standard" loext:marker-style-name="T2"><text:span text:style-name="T2">26)La transizione dalla modalità SB (Stand-By) a FS (Full Supervision) richiede le seguenti condizioni:</text:span><text:span text:style-name="T2"/></text:p>
      <text:p text:style-name="P1" loext:marker-style-name="T2"/>
      <text:p text:style-name="Standard" loext:marker-style-name="T2"><text:span text:style-name="T2">1. **Prerequisiti necessari** (necessary preconditions):</text:span><text:span text:style-name="T2"/></text:p>
      <text:p text:style-name="Standard" loext:marker-style-name="T2"><text:span text:style-name="T2">      - Driver ID noto e validato</text:span><text:span text:style-name="T2"/></text:p>
      <text:p text:style-name="Standard" loext:marker-style-name="T2"><text:span text:style-name="T2">      - Livello ERTMS/ETCS noto e validato (deve essere livello 2 o 3)</text:span><text:span text:style-name="T2"/></text:p>
      <text:p text:style-name="Standard" loext:marker-style-name="T2"><text:span text:style-name="T2">      - Sessione di comunicazione con RBC stabilita</text:span><text:span text:style-name="T2"/></text:p>
      <text:p text:style-name="Standard" loext:marker-style-name="T2"><text:span text:style-name="T2">      - Train Data inviati e riconosciuti dall'RBC</text:span><text:span text:style-name="T2"/></text:p>
      <text:p text:style-name="P1" loext:marker-style-name="T2"/>
      <text:p text:style-name="Standard" loext:marker-style-name="T2"><text:span text:style-name="T2">2. **Procedura Start of Mission** (stati S0-S21):</text:span><text:span text:style-name="T2"/></text:p>
      <text:p text:style-name="Standard" loext:marker-style-name="T2"><text:span text:style-name="T2">      - S0: Procedura avviata in modalità SB con banco aperto</text:span><text:span text:style-name="T2"/></text:p>
      <text:p text:style-name="Standard" loext:marker-style-name="T2"><text:span text:style-name="T2">      - S1: Inserimento/validazione Driver-ID</text:span><text:span text:style-name="T2"/></text:p>
      <text:p text:style-name="Standard" loext:marker-style-name="T2"><text:span text:style-name="T2">      - S2: Inserimento/validazione del Livello (livello 2 o 3)</text:span><text:span text:style-name="T2"/></text:p>
      <text:p text:style-name="Standard" loext:marker-style-name="T2"><text:span text:style-name="T2">      - S3-S4: Registrazione Radio Network e configurazione contatti RBC</text:span><text:span text:style-name="T2"/></text:p>
      <text:p text:style-name="Standard" loext:marker-style-name="T2"><text:span text:style-name="T2">      - S11: Invio Train Data all'RBC e attesa riconoscimento (E14)</text:span><text:span text:style-name="T2"/></text:p>
      <text:p text:style-name="Standard" loext:marker-style-name="T2"><text:span text:style-name="T2">      - S20: Il conducente seleziona 'Start' con livello validato 2 o 3 (E24)</text:span><text:span text:style-name="T2"/></text:p>
      <text:p text:style-name="Standard" loext:marker-style-name="T2"><text:span text:style-name="T2">      - S21: Invio richiesta MA (Movement Authority) all'RBC</text:span><text:span text:style-name="T2"/></text:p>
      <text:p text:style-name="P1" loext:marker-style-name="T2"/>
      <text:p text:style-name="Standard" loext:marker-style-name="T2"><text:span text:style-name="T2">3. **Condizione finale per la transizione**:</text:span><text:span text:style-name="T2"/></text:p>
      <text:p text:style-name="Standard" loext:marker-style-name="T2"><text:span text:style-name="T2">      - Ricezione di un MA che permette FS dall'RBC (evento E29)</text:span><text:span text:style-name="T2"/></text:p>
      <text:p text:style-name="Standard" loext:marker-style-name="T2"><text:span text:style-name="T2">      - Quando viene ricevuto un MA che permette FS, la missione inizia in modalità Full Supervision</text:span><text:span text:style-name="T2"/></text:p>
      <text:p text:style-name="P1" loext:marker-style-name="T2"/>
      <text:p text:style-name="Standard" loext:marker-style-name="T2"><text:span text:style-name="T2">Riferimento: SRS chapter 4, transitions between modes: transition from SB to FS; Stati S0-S21 procedura Start of Mission; Evento E015</text:span><text:span text:style-name="T2"/></text:p>
      <text:p text:style-name="P1" loext:marker-style-name="T2"/>
      <text:p text:style-name="Standard" loext:marker-style-name="T2"><text:span text:style-name="T2">27)Le condizioni per passare da FS a SH sono: 1) Treno fermo (obbligatorio); 2) Per livelli 0/NTC/1: il conducente seleziona SH e la commutazione è sempre accettata; 3) Per livelli 2/3: il conducente richiede SH ma la commutazione avviene solo dopo autorizzazione RBC ('Shunting granted by RBC'). In tutti i casi, il trackside può inviare una lista di balise autorizzate per il movimento in shunting.</text:span><text:span text:style-name="T2"/></text:p>
      <text:p text:style-name="P1" loext:marker-style-name="T2"/>
      <text:p text:style-name="Standard" loext:marker-style-name="T2"><text:span text:style-name="T2">28)Based on the ERTMS/ETCS System Requirements Specification (SUBSET-026, Issue 3.6.0, dated 13/05/2016):</text:span><text:span text:style-name="T2"/></text:p>
      <text:p text:style-name="P1" loext:marker-style-name="T2"><text:soft-page-break/></text:p>
      <text:p text:style-name="Standard" loext:marker-style-name="T2"><text:span text:style-name="T2">## GRADIENT INFORMATION HANDLING DURING MODE TRANSITIONS</text:span><text:span text:style-name="T2"/></text:p>
      <text:p text:style-name="P1" loext:marker-style-name="T2"/>
      <text:p text:style-name="Standard" loext:marker-style-name="T2"><text:span text:style-name="T2">### 1. Gradient Profile Deletion Rules (Appendix A.3.4.1.3)</text:span><text:span text:style-name="T2"/></text:p>
      <text:p text:style-name="P1" loext:marker-style-name="T2"/>
      <text:p text:style-name="Standard" loext:marker-style-name="T2"><text:span text:style-name="T2">| Situation Category | Specific Situations | Gradient Profile Action |</text:span><text:span text:style-name="T2"/></text:p>
      <text:p text:style-name="Standard" loext:marker-style-name="T2"><text:span text:style-name="T2">|---|---|---|</text:span><text:span text:style-name="T2"/></text:p>
      <text:p text:style-name="Standard" loext:marker-style-name="T2"><text:span text:style-name="T2">| **Category 1** | a-d, f, n | **D[1]** - Deleted beyond new SvL or beyond stop location of accepted CES |</text:span><text:span text:style-name="T2"/></text:p>
      <text:p text:style-name="Standard" loext:marker-style-name="T2"><text:span text:style-name="T2">| **Category 2** | e, g-j, l, m | **D[10]** - Deleted beyond current max safe front end position |</text:span><text:span text:style-name="T2"/></text:p>
      <text:p text:style-name="Standard" loext:marker-style-name="T2"><text:span text:style-name="T2">| **Category 3** | k (driver closes desk during SoM) | **D** - Fully Deleted |</text:span><text:span text:style-name="T2"/></text:p>
      <text:p text:style-name="P1" loext:marker-style-name="T2"/>
      <text:p text:style-name="Standard" loext:marker-style-name="T2"><text:span text:style-name="T2">**Situations (A.3.4.1.2):** a) Conditional emergency stop, b) Shortened MA reception, c) Section time-out, d) Overlap time-out, e) End section time-out, f) Cooperative MA revocation, g-m) Various inconsistency/brake situations at standstill, n) LOA→EOA conversion</text:span><text:span text:style-name="T2"/></text:p>
      <text:p text:style-name="P1" loext:marker-style-name="T2"/>
      <text:p text:style-name="Standard" loext:marker-style-name="T2"><text:span text:style-name="T2">### 2. Gradient Profile Replacement (Section 3.7.3.1.b)</text:span><text:span text:style-name="T2"/></text:p>
      <text:p text:style-name="Standard" loext:marker-style-name="T2"><text:span text:style-name="T2">**New Gradient Profile information shall replace ALL stored Gradient Profile information from the start location of the new information.**</text:span><text:span text:style-name="T2"/></text:p>
      <text:p text:style-name="P1" loext:marker-style-name="T2"/>
      <text:p text:style-name="Standard" loext:marker-style-name="T2"><text:span text:style-name="T2">### 3. Gradient Requirements by Mode (Section 4.4)</text:span><text:span text:style-name="T2"/></text:p>
      <text:p text:style-name="Standard" loext:marker-style-name="T2"><text:span text:style-name="T2">- **Full Supervision (4.4.9.1.3)**: Gradient must be available at least from FRONT END of train</text:span><text:span text:style-name="T2"/></text:p>
      <text:p text:style-name="Standard" loext:marker-style-name="T2"><text:span text:style-name="T2">- **On Sight (4.4.12.1.6)**: Same - at least from FRONT END</text:span><text:span text:style-name="T2"/></text:p>
      <text:p text:style-name="Standard" loext:marker-style-name="T2"><text:span text:style-name="T2">- **Limited Supervision (4.4.19.1.6)**: Same - at least from FRONT END</text:span><text:span text:style-name="T2"/></text:p>
      <text:p text:style-name="Standard" loext:marker-style-name="T2"><text:span text:style-name="T2">- **Staff Responsible (4.4.11.1.4)**: Gradient is UNKNOWN - braking supervision cannot ensure train won't pass given distance</text:span><text:span text:style-name="T2"/></text:p>
      <text:p text:style-name="P1" loext:marker-style-name="T2"/>
      <text:p text:style-name="Standard" loext:marker-style-name="T2"><text:span text:style-name="T2">### 4. Gradient Retention for Reverse Movement (A.3.6.2.1)</text:span><text:span text:style-name="T2"/></text:p>
      <text:p text:style-name="Standard" loext:marker-style-name="T2"><text:span text:style-name="T2">Gradient information remains stored for a **fixed distance in rear of min safe rear end** to enable speed supervision after reverse movements (roll-away or driver-initiated).</text:span><text:span text:style-name="T2"/></text:p>
      <text:p text:style-name="P1" loext:marker-style-name="T2"/>
      <text:p text:style-name="Standard" loext:marker-style-name="T2"><text:span text:style-name="T2">### 5. Mode Transition Conditions Requiring Gradient (Section 4.6.3)</text:span><text:span text:style-name="T2"/></text:p>
      <text:p text:style-name="Standard" loext:marker-style-name="T2"><text:span text:style-name="T2">Conditions [10], [25], [31], [32] all require: **(MA + SSP + gradient on-board)** for transitions to Full Supervision mode.</text:span><text:span text:style-name="T2"/></text:p>
      <text:p text:style-name="P1" loext:marker-style-name="T2"><text:soft-page-break/></text:p>
      <text:p text:style-name="Standard" loext:marker-style-name="T2"><text:span text:style-name="T2">**NOTE:** Section 3.8.1.3.2 'Information at mode transition' does not exist in this version. Data handling during mode transitions is documented in **Appendix A.3.4**.</text:span><text:span text:style-name="T2"/></text:p>
      <text:p text:style-name="P1" loext:marker-style-name="T2"/>
      <text:p text:style-name="Standard" loext:marker-style-name="T2"><text:span text:style-name="T2">29)a distanza minima tra il fronte del rotabile e la posizione dell'antenna Eurobalise è di 2 metri (2 m), come specificato nella sezione 4.1.2.2 del documento ERTMS/ETCS System Requirements Specification.</text:span><text:span text:style-name="T2"/></text:p>
      <text:p text:style-name="P1" loext:marker-style-name="T2"/>
      <text:p text:style-name="Standard" loext:marker-style-name="T2"><text:span text:style-name="T2">30)La «last switchable balise» (ultimo trasponditore commutabile) di un gruppo di balise si riferisce all'ultimo trasponditore commutabile incontrato rispetto alla direzione di attraversamento del gruppo di balise.</text:span><text:span text:style-name="T2"/></text:p>
      <text:p text:style-name="P1" loext:marker-style-name="T2"/>
      <text:p text:style-name="Standard" loext:marker-style-name="T2"><text:span text:style-name="T2">31)La distanza tra due BG (Balise Group) consecutivi è misurata come la distanza tra le balise più vicine dei due gruppi, ovvero tra il Balise Reference Mark dell'ultima balise del primo gruppo e il Balise Reference Mark della prima balise del secondo gruppo (secondo la sezione 3.3.1.5 del documento).</text:span><text:span text:style-name="T2"/></text:p>
      <text:p text:style-name="P1" loext:marker-style-name="T2"/>
      <text:p text:style-name="Standard" loext:marker-style-name="T2"><text:span text:style-name="T2">32)Time out</text:span><text:span text:style-name="T2"/></text:p>
      <text:p text:style-name="P1" loext:marker-style-name="T2"/>
      <text:p text:style-name="Standard" loext:marker-style-name="T2"><text:span text:style-name="T2">33)Le regole di installazione per le balise (ERTMS/ETCS) sono documentate nel documento SUBSET-026-1, capitolo 4.1.1. Ecco un riepilogo completo:</text:span><text:span text:style-name="T2"/></text:p>
      <text:p text:style-name="P1" loext:marker-style-name="T2"/>
      <text:p text:style-name="Standard" loext:marker-style-name="T2"><text:span text:style-name="T2">**4.1.1.1 - Regole generali di installazione**</text:span><text:span text:style-name="T2"/></text:p>
      <text:p text:style-name="Standard" loext:marker-style-name="T2"><text:span text:style-name="T2">- Riferimento: SUBSET-036</text:span><text:span text:style-name="T2"/></text:p>
      <text:p text:style-name="Standard" loext:marker-style-name="T2"><text:span text:style-name="T2">    - Sezione 4.2.5: Protezione contro le interferenze (Cross-talk)</text:span><text:span text:style-name="T2"/></text:p>
      <text:p text:style-name="Standard" loext:marker-style-name="T2"><text:span text:style-name="T2">    - Sezione 5.2: Interfaccia air gap della balise</text:span><text:span text:style-name="T2"/></text:p>
      <text:p text:style-name="Standard" loext:marker-style-name="T2"><text:span text:style-name="T2">    - Sezione 5.6.2: Requisiti di installazione per le balise</text:span><text:span text:style-name="T2"/></text:p>
      <text:p text:style-name="Standard" loext:marker-style-name="T2"><text:span text:style-name="T2">    - Sezione 5.6.3: Distanza tra le balise</text:span><text:span text:style-name="T2"/></text:p>
      <text:p text:style-name="Standard" loext:marker-style-name="T2"><text:span text:style-name="T2">    - Sezione 5.7: Condizioni ambientali</text:span><text:span text:style-name="T2"/></text:p>
      <text:p text:style-name="P1" loext:marker-style-name="T2"/>
      <text:p text:style-name="Standard" loext:marker-style-name="T2"><text:span text:style-name="T2">**4.1.1.2 - Distanza massima tra balise nello stesso gruppo**</text:span><text:span text:style-name="T2"/></text:p>
      <text:p text:style-name="Standard" loext:marker-style-name="T2"><text:span text:style-name="T2">- Massimo 12 metri da segno di riferimento a segno di riferimento tra due balise consecutive</text:span><text:span text:style-name="T2"/></text:p>
      <text:p text:style-name="P1" loext:marker-style-name="T2"/>
      <text:p text:style-name="Standard" loext:marker-style-name="T2"><text:span text:style-name="T2">**4.1.1.3 - Distanza massima balise-segnale (Livello 1)**</text:span><text:span text:style-name="T2"/></text:p>
      <text:p text:style-name="Standard" loext:marker-style-name="T2"><text:span text:style-name="T2">- Per balise a segnale con informazioni commutabili: non più di 0,7 metri </text:span><text:soft-page-break/><text:span text:style-name="T2">dietro la posizione di arresto operativa</text:span><text:span text:style-name="T2"/></text:p>
      <text:p text:style-name="P1" loext:marker-style-name="T2"/>
      <text:p text:style-name="Standard" loext:marker-style-name="T2"><text:span text:style-name="T2">**4.1.1.4 - Distanza minima tra gruppo di balise e EOA/LOA**</text:span><text:span text:style-name="T2"/></text:p>
      <text:p text:style-name="Standard" loext:marker-style-name="T2"><text:span text:style-name="T2">- Minimo 1,3 metri + distanza percorsa durante tempo Tn (Subset-036, clausola 4.2.9)</text:span><text:span text:style-name="T2"/></text:p>
      <text:p text:style-name="Standard" loext:marker-style-name="T2"><text:span text:style-name="T2">- Per velocità &lt; 80 km/h: Tn = 100ms</text:span><text:span text:style-name="T2"/></text:p>
      <text:p text:style-name="P1" loext:marker-style-name="T2"/>
      <text:p text:style-name="Standard" loext:marker-style-name="T2"><text:span text:style-name="T2">**4.1.1.5 - Distanza minima balise commutabile e sezione di rilevamento (Livello 1)**</text:span><text:span text:style-name="T2"/></text:p>
      <text:p text:style-name="Standard" loext:marker-style-name="T2"><text:span text:style-name="T2">- Minimo 13,8 metri dietro la posizione di rilevamento della sezione successiva</text:span><text:span text:style-name="T2"/></text:p>
      <text:p text:style-name="P1" loext:marker-style-name="T2"/>
      <text:p text:style-name="Standard" loext:marker-style-name="T2"><text:span text:style-name="T2">**4.1.1.6 - Numero di balise elaborabili per unità di tempo**</text:span><text:span text:style-name="T2"/></text:p>
      <text:p text:style-name="Standard" loext:marker-style-name="T2"><text:span text:style-name="T2">- Massimo 8 balise nella distanza percorsa a velocità massima durante 0,8 secondi</text:span><text:span text:style-name="T2"/></text:p>
      <text:p text:style-name="P1" loext:marker-style-name="T2"/>
      <text:p text:style-name="Standard" loext:marker-style-name="T2"><text:span text:style-name="T2">**4.1.1.8 - Tolleranze laterali e angolari**</text:span><text:span text:style-name="T2"/></text:p>
      <text:p text:style-name="Standard" loext:marker-style-name="T2"><text:span text:style-name="T2">- Riferimento: Subset-036 sezione 5.6.2.3</text:span><text:span text:style-name="T2"/></text:p>
      <text:p text:style-name="P1" loext:marker-style-name="T2"/>
      <text:p text:style-name="Standard" loext:marker-style-name="T2"><text:span text:style-name="T2">**4.1.1.9 - Installazione in curve strette**</text:span><text:span text:style-name="T2"/></text:p>
      <text:p text:style-name="Standard" loext:marker-style-name="T2"><text:span text:style-name="T2">- Riferimento: Subset-036 sezione 5.6.5 (curve orizzontali o verticali)</text:span><text:span text:style-name="T2"/></text:p>
      <text:p text:style-name="P1" loext:marker-style-name="T2"/>
      <text:p text:style-name="Standard" loext:marker-style-name="T2"><text:span text:style-name="T2">**4.1.1.11 - Configurazioni dei gruppi di balise**</text:span><text:span text:style-name="T2"/></text:p>
      <text:p text:style-name="Standard" loext:marker-style-name="T2"><text:span text:style-name="T2">- Riferimento: SUBSET-091 sezione 8.3.2.1</text:span><text:span text:style-name="T2"/></text:p>
      <text:p text:style-name="P1" loext:marker-style-name="T2"/>
      <text:p text:style-name="Standard" loext:marker-style-name="T2"><text:span text:style-name="T2">**4.1.1.12 - Installazione rispetto alle posizioni di traccia**</text:span><text:span text:style-name="T2"/></text:p>
      <text:p text:style-name="Standard" loext:marker-style-name="T2"><text:span text:style-name="T2">- Il riferimento di posizione infill deve essere dietro l'attuale EOA/LOA</text:span><text:span text:style-name="T2"/></text:p>
      <text:p text:style-name="P1" loext:marker-style-name="T2"/>
      <text:p text:style-name="Standard" loext:marker-style-name="T2"><text:span text:style-name="T2">**4.1.1.13 - Installazione rispetto al profilo di missione**</text:span><text:span text:style-name="T2"/></text:p>
      <text:p text:style-name="Standard" loext:marker-style-name="T2"><text:span text:style-name="T2">- Riferimento: SUBSET-091 capitolo 10</text:span><text:span text:style-name="T2"/></text:p>
      <text:p text:style-name="P1" loext:marker-style-name="T2"/>
      <text:p text:style-name="Standard" loext:marker-style-name="T2"><text:span text:style-name="T2">**4.1.2 - Regole per antenna Eurobalise**</text:span><text:span text:style-name="T2"/></text:p>
      <text:p text:style-name="Standard" loext:marker-style-name="T2"><text:span text:style-name="T2">- Riferimento: SUBSET-036 sezioni 5.2, 6.5, 6.6, 6.7</text:span><text:span text:style-name="T2"/></text:p>
      <text:p text:style-name="P1" loext:marker-style-name="T2"/>
      <text:p text:style-name="Standard" loext:marker-style-name="T2"><text:span text:style-name="T2">34)Le condizioni per passare dallo stato STM DA a FA sono: A16 (richiesta stato non consentita), B16 (STM riporta stato non valido), C16 (timeout 10s su ordine transizione stato), E16 (timeout 10s su ordine conditional CS), F16 (timeout 10s su conditional CS con National Trip Procedure già ricevuto), H16 (disconnessione finale rilevata), N16 (scadenza timeout </text:span><text:soft-page-break/><text:span text:style-name="T2">TrainDataView_STM_Response_Timeout), O16 (scadenza timeout TrainDataEntry_STM_Response_Timeout), P16 (informazioni safety non trasmesse per disconnessione), Q16 (National Trip Procedure attivo con modalità ETCS PT o UN), A17 (STM riporta stato FA). Inoltre, se l'STM riceve un ordine di transizione non consentito dalla tabella 9.2.1.2, deve andare in stato FA (9.3.1.2).</text:span><text:span text:style-name="T2"/></text:p>
      <text:p text:style-name="P1" loext:marker-style-name="T2"/>
      <text:p text:style-name="P1"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Neue" svg:font-family="HelveticaNeue" style:font-family-generic="roman" style:font-pitch="variable"/>
    <style:font-face style:name="HelveticaNeue-Bold" svg:font-family="HelveticaNeue-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Label_20_1" style:display-name="ListLabel 1" style:family="text"/>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31T15:35:18.367821685</dc:date>
    <meta:editing-duration>PT46M53S</meta:editing-duration>
    <meta:editing-cycles>2</meta:editing-cycles>
    <meta:generator>LibreOffice/24.2.7.2$Linux_X86_64 LibreOffice_project/420$Build-2</meta:generator>
    <meta:document-statistic meta:table-count="0" meta:image-count="0" meta:object-count="0" meta:page-count="12" meta:paragraph-count="199" meta:word-count="2675" meta:character-count="18480" meta:non-whitespace-character-count="15680"/>
  </office:meta>
</office:document-meta>
</file>